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aa06" officeooo:paragraph-rsid="000aaa06"/>
    </style:style>
    <style:style style:name="P2" style:family="paragraph" style:parent-style-name="Standard">
      <style:text-properties officeooo:rsid="000b6d87" officeooo:paragraph-rsid="000b6d87"/>
    </style:style>
    <style:style style:name="T1" style:family="text">
      <style:text-properties officeooo:rsid="000aaa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s/><text:span text:style-name="T1">step 1 : </text:span></text:p>
      <text:p text:style-name="Standard">- <text:span text:style-name="T1">make a board</text:span></text:p>
      <text:p text:style-name="Standard">- <text:span text:style-name="T1">add a 2d board on top of it and dynamically generate class name make color dynamically which same as board </text:span></text:p>
      <text:p text:style-name="Standard"/>
      <text:p text:style-name="P1">step 2 :</text:p>
      <text:p text:style-name="P1">- make another container which top of board</text:p>
      <text:p text:style-name="P1">- add chess player coin on this container</text:p>
      <text:p text:style-name="P1"/>
      <text:p text:style-name="P1"/>
      <text:p text:style-name="P1">step 3 : darg and drop </text:p>
      <text:p text:style-name="P1">- <text:s/>take x, y whre darg happen .</text:p>
      <text:p text:style-name="P1">- drop the x, y position where drop happen</text:p>
      <text:p text:style-name="P1">- re-render new 2d array</text:p>
      <text:p text:style-name="P1"/>
      <text:p text:style-name="P2">step 4 : </text:p>
      <text:p text:style-name="P2"/>
      <text:p text:style-name="P2">- add logic of each</text:p>
      <text:p text:style-name="P2">- also altranate move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2T12:55:47.127314876</meta:creation-date>
    <dc:date>2023-10-12T13:02:14.502698682</dc:date>
    <meta:editing-duration>PT6M2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87" meta:character-count="395" meta:non-whitespace-character-count="314"/>
  </office:meta>
</office:document-meta>
</file>